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5868e" officeooo:paragraph-rsid="0015868e" style:font-weight-asian="bold" style:font-weight-complex="bold"/>
    </style:style>
    <style:style style:name="P2" style:family="paragraph" style:parent-style-name="Standard">
      <style:text-properties officeooo:rsid="0015868e" officeooo:paragraph-rsid="0015868e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officeooo:paragraph-rsid="0015868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55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 test from a transformer package</text:p>
      <text:p text:style-name="P2"><text:span text:style-name="T1">Type</text:span>: <text:span text:style-name="T2">File size limit</text:span></text:p>
      <text:p text:style-name="P3"/>
      <text:p text:style-name="Standard">Sequi illo animi quia voluptas veniam reiciendis repellendus.</text:p>
      <text:p text:style-name="Standard">Totam optio et quia quia illo porro debitis.</text:p>
      <text:p text:style-name="Standard">Non sint tenetur dolorum ut illo aut nostrum asperiores.</text:p>
      <text:p text:style-name="Standard">Qui nemo totam quos. Ipsum quisquam occaecati ab ut.</text:p>
      <text:p text:style-name="Standard">Accusantium ab debitis illo omnis doloremque dicta.</text:p>
      <text:p text:style-name="Standard"/>
      <text:p text:style-name="P4">Sequi illo animi quia voluptas veniam reiciendis repellendus.</text:p>
      <text:p text:style-name="P4">Totam optio et quia quia illo porro debitis.</text:p>
      <text:p text:style-name="P4">Non sint tenetur dolorum ut illo aut nostrum asperiores.</text:p>
      <text:p text:style-name="P4">Qui nemo totam quos. Ipsum quisquam occaecati ab ut.</text:p>
      <text:p text:style-name="P4">Accusantium ab debitis illo omnis doloremque dicta.</text:p>
      <text:p text:style-name="P4"/>
      <text:p text:style-name="P4">Sequi illo animi quia voluptas veniam reiciendis repellendus.</text:p>
      <text:p text:style-name="P4">Totam optio et quia quia illo porro debitis.</text:p>
      <text:p text:style-name="P4">Non sint tenetur dolorum ut illo aut nostrum asperiores.</text:p>
      <text:p text:style-name="P4">Qui nemo totam quos. Ipsum quisquam occaecati ab ut.</text:p>
      <text:p text:style-name="P4">Accusantium ab debitis illo omnis doloremque dicta.</text:p>
      <text:p text:style-name="P4"/>
      <text:p text:style-name="P4">Sequi illo animi quia voluptas veniam reiciendis repellendus.</text:p>
      <text:p text:style-name="P4">Totam optio et quia quia illo porro debitis.</text:p>
      <text:p text:style-name="P4">Non sint tenetur dolorum ut illo aut nostrum asperiores.</text:p>
      <text:p text:style-name="P4">Qui nemo totam quos. Ipsum quisquam occaecati ab ut.</text:p>
      <text:p text:style-name="P4">Accusantium ab debitis illo omnis doloremque dicta.</text:p>
      <text:p text:style-name="P4"/>
      <text:p text:style-name="P4">Sequi illo animi quia voluptas veniam reiciendis repellendus.</text:p>
      <text:p text:style-name="P4">Totam optio et quia quia illo porro debitis.</text:p>
      <text:p text:style-name="P4">Non sint tenetur dolorum ut illo aut nostrum asperiores.</text:p>
      <text:p text:style-name="P4">Qui nemo totam quos. Ipsum quisquam occaecati ab ut.</text:p>
      <text:p text:style-name="P4">Accusantium ab debitis illo omnis doloremque dicta.</text:p>
      <text:p text:style-name="P4"/>
      <text:p text:style-name="P4">Sequi illo animi quia voluptas veniam reiciendis repellendus.</text:p>
      <text:p text:style-name="P4">Totam optio et quia quia illo porro debitis.</text:p>
      <text:p text:style-name="P4">Non sint tenetur dolorum ut illo aut nostrum asperiores.</text:p>
      <text:p text:style-name="P4">Qui nemo totam quos. Ipsum quisquam occaecati ab ut.</text:p>
      <text:p text:style-name="P4">Accusantium ab debitis illo omnis doloremque dicta.</text:p>
      <text:p text:style-name="P4"/>
      <text:p text:style-name="P4">Sequi illo animi quia voluptas veniam reiciendis repellendus.</text:p>
      <text:p text:style-name="P4">Totam optio et quia quia illo porro debitis.</text:p>
      <text:p text:style-name="P4">Non sint tenetur dolorum ut illo aut nostrum asperiores.</text:p>
      <text:p text:style-name="P4">Qui nemo totam quos. Ipsum quisquam occaecati ab ut.</text:p>
      <text:p text:style-name="P4">Accusantium ab debitis illo omnis doloremque dicta.</text:p>
      <text:p text:style-name="P4"/>
      <text:p text:style-name="P4">Sequi illo animi quia voluptas veniam reiciendis repellendus.</text:p>
      <text:p text:style-name="P4">Totam optio et quia quia illo porro debitis.</text:p>
      <text:p text:style-name="P4">Non sint tenetur dolorum ut illo aut nostrum asperiores.</text:p>
      <text:p text:style-name="P4">Qui nemo totam quos. Ipsum quisquam occaecati ab ut.</text:p>
      <text:p text:style-name="P4">Accusantium ab debitis illo omnis doloremque dicta.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8T02:24:40.491141770</meta:creation-date>
    <dc:date>2023-07-08T02:27:09.583610843</dc:date>
    <meta:editing-duration>PT2M27S</meta:editing-duration>
    <meta:editing-cycles>4</meta:editing-cycles>
    <meta:generator>LibreOffice/7.4.7.2$Linux_X86_64 LibreOffice_project/40$Build-2</meta:generator>
    <meta:document-statistic meta:table-count="0" meta:image-count="0" meta:object-count="0" meta:page-count="1" meta:paragraph-count="42" meta:word-count="340" meta:character-count="2174" meta:non-whitespace-character-count="1876"/>
  </office:meta>
</office:document-meta>
</file>